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496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3.30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99ccff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row table:style-name="ro3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Default" office:value-type="string">
            <text:p>Leer el artículo “No hay balas de plata: Lo esencial y lo accidental en la Ingeniería del Software”</text:p>
          </table:table-cell>
          <table:table-cell office:value-type="date" office:date-value="2013-03-24">
            <text:p>24/03/13</text:p>
          </table:table-cell>
          <table:table-cell office:value-type="string">
            <text:p>3 horas</text:p>
          </table:table-cell>
          <table:table-cell office:value-type="string">
            <text:p>2 horas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Escribir la funcion es_palíndromo y sus pruebas uniitarias</text:p>
          </table:table-cell>
          <table:table-cell office:value-type="date" office:date-value="2013-04-01">
            <text:p>01/04/13</text:p>
          </table:table-cell>
          <table:table-cell office:value-type="string">
            <text:p>30 min</text:p>
          </table:table-cell>
          <table:table-cell office:value-type="string">
            <text:p>45 min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Escribir la funcion es_de_fibonacci y sus pruebas uniitarias</text:p>
          </table:table-cell>
          <table:table-cell office:value-type="date" office:date-value="2013-04-01">
            <text:p>01/04/13</text:p>
          </table:table-cell>
          <table:table-cell office:value-type="string">
            <text:p>30 min</text:p>
          </table:table-cell>
          <table:table-cell office:value-type="string">
            <text:p>25 min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Programar un ahorcado con sus respectivos tests usando rspec</text:p>
          </table:table-cell>
          <table:table-cell office:value-type="date" office:date-value="2013-04-06">
            <text:p>06/04/13</text:p>
          </table:table-cell>
          <table:table-cell office:value-type="string">
            <text:p>1,5 horas</text:p>
          </table:table-cell>
          <table:table-cell office:value-type="string">
            <text:p>2 horas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eer el artículo “Scrum Handbook”</text:p>
          </table:table-cell>
          <table:table-cell office:value-type="date" office:date-value="2013-04-23">
            <text:p>23/04/13</text:p>
          </table:table-cell>
          <table:table-cell table:number-columns-repeated="2" office:value-type="string">
            <text:p>3 horas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Programar la interfaz para el ahorcado usando Sinatra</text:p>
          </table:table-cell>
          <table:table-cell office:value-type="date" office:date-value="2013-04-27">
            <text:p>27/04/13</text:p>
          </table:table-cell>
          <table:table-cell office:value-type="string">
            <text:p>3 horas</text:p>
          </table:table-cell>
          <table:table-cell office:value-type="string">
            <text:p>3,5 horas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Según Clements [Cle96a]: La AS es, a grandes rasgos, una vista del sistema que incluye los componentes principales del mismo, la conducta de esos componentes según se la percibe desde el resto del sistema y las formas en que los componentes interactúan y se coordinan para alcanzar la misión del sistema. La vista arquitectónica es una vista abstracta, aportando el más alto nivel de comprensión y la supresión o diferimiento del detalle inherente a la mayor parte de las abstracciones. Fuente: Introducción a la Arquitectura de Software | Versión 1.0 – Marzo de 2004 | Carlos Billy Reynoso | UNIVERSIDAD DE BUENOS AIRES</text:p>
          </table:table-cell>
          <table:table-cell office:value-type="date" office:date-value="2013-04-28">
            <text:p>28/04/13</text:p>
          </table:table-cell>
          <table:table-cell office:value-type="string">
            <text:p>15 min</text:p>
          </table:table-cell>
          <table:table-cell office:value-type="string">
            <text:p>10 min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Leer artículos sobre Arquitectura y atributos de calidad</text:p>
          </table:table-cell>
          <table:table-cell office:value-type="date" office:date-value="2013-05-05">
            <text:p>05/05/13</text:p>
          </table:table-cell>
          <table:table-cell office:value-type="string">
            <text:p>3 horas</text:p>
          </table:table-cell>
          <table:table-cell office:value-type="string">
            <text:p>3,5 horas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Leer artículo “Delineando el alcance” para hacer el story map</text:p>
          </table:table-cell>
          <table:table-cell office:value-type="date" office:date-value="2013-05-19">
            <text:p>19/05/13</text:p>
          </table:table-cell>
          <table:table-cell office:value-type="string">
            <text:p>1 hora</text:p>
          </table:table-cell>
          <table:table-cell office:value-type="string">
            <text:p>30 min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Armar el Story Map de Money Calendar</text:p>
          </table:table-cell>
          <table:table-cell office:value-type="date" office:date-value="2013-05-20">
            <text:p>20/05/13</text:p>
          </table:table-cell>
          <table:table-cell office:value-type="string">
            <text:p>30 min</text:p>
          </table:table-cell>
          <table:table-cell office:value-type="string">
            <text:p>35 min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Leer artículo “Continuous Integration” y responder en el entorno virtual</text:p>
          </table:table-cell>
          <table:table-cell office:value-type="date" office:date-value="2013-05-22">
            <text:p>22/05/13</text:p>
          </table:table-cell>
          <table:table-cell office:value-type="string">
            <text:p>2 horas</text:p>
          </table:table-cell>
          <table:table-cell office:value-type="string">
            <text:p>2,5 horas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Iteración #1 Día 1 – MoneyCalendar </text:p>
          </table:table-cell>
          <table:table-cell office:value-type="date" office:date-value="2013-06-02">
            <text:p>02/06/13</text:p>
          </table:table-cell>
          <table:table-cell office:value-type="string">
            <text:p>3 horas</text:p>
          </table:table-cell>
          <table:table-cell office:value-type="string">
            <text:p>5 horas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Iteración #1 Día 2 – MoneyCalendar</text:p>
          </table:table-cell>
          <table:table-cell office:value-type="date" office:date-value="2013-06-03">
            <text:p>03/06/13</text:p>
          </table:table-cell>
          <table:table-cell office:value-type="string">
            <text:p>3 horas</text:p>
          </table:table-cell>
          <table:table-cell office:value-type="string">
            <text:p>3,5 horas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Iteración #2 Día 1 – MoneyCalendar</text:p>
          </table:table-cell>
          <table:table-cell office:value-type="date" office:date-value="2013-06-05">
            <text:p>05/06/13</text:p>
          </table:table-cell>
          <table:table-cell table:number-columns-repeated="2" office:value-type="string">
            <text:p>3 horas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Iteración #2 Día 2 – MoneyCalendar</text:p>
          </table:table-cell>
          <table:table-cell office:value-type="date" office:date-value="2013-06-08">
            <text:p>08/06/13</text:p>
          </table:table-cell>
          <table:table-cell table:number-columns-repeated="2" office:value-type="string">
            <text:p>2 horas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Iteración #2 Día 3 – MoneyCalendar</text:p>
          </table:table-cell>
          <table:table-cell office:value-type="date" office:date-value="2013-06-09">
            <text:p>09/06/13</text:p>
          </table:table-cell>
          <table:table-cell office:value-type="string">
            <text:p>2 horas</text:p>
          </table:table-cell>
          <table:table-cell office:value-type="string">
            <text:p>3 horas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Iteración #3 Día 1 – MoneyCalendar</text:p>
          </table:table-cell>
          <table:table-cell office:value-type="date" office:date-value="2013-06-13">
            <text:p>13/06/13</text:p>
          </table:table-cell>
          <table:table-cell office:value-type="string">
            <text:p>2 horas</text:p>
          </table:table-cell>
          <table:table-cell office:value-type="string">
            <text:p>3 horas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Iteración #3 Día 2 – MoneyCalendar</text:p>
          </table:table-cell>
          <table:table-cell office:value-type="date" office:date-value="2013-06-14">
            <text:p>14/06/13</text:p>
          </table:table-cell>
          <table:table-cell office:value-type="string">
            <text:p>1 hora</text:p>
          </table:table-cell>
          <table:table-cell office:value-type="string">
            <text:p>2 horas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Iteración #3 Día 3 – MoneyCalendar</text:p>
          </table:table-cell>
          <table:table-cell office:value-type="date" office:date-value="2013-06-15">
            <text:p>15/06/13</text:p>
          </table:table-cell>
          <table:table-cell table:number-columns-repeated="2" office:value-type="string">
            <text:p>5 horas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Iteración #3 Día 4 – MoneyCalendar</text:p>
          </table:table-cell>
          <table:table-cell office:value-type="date" office:date-value="2013-06-16">
            <text:p>16/06/13</text:p>
          </table:table-cell>
          <table:table-cell office:value-type="string">
            <text:p>3 horas</text:p>
          </table:table-cell>
          <table:table-cell office:value-type="string">
            <text:p>5 horas</text:p>
          </table:table-cell>
        </table:table-row>
        <table:table-row table:style-name="ro3">
          <table:table-cell table:number-columns-repeated="2"/>
          <table:table-cell table:style-name="ce2"/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o </meta:initial-creator>
    <meta:creation-date>2013-03-22T02:27:27</meta:creation-date>
    <meta:generator>LibreOffice/3.5$Linux_X86_64 LibreOffice_project/350m1$Build-2</meta:generator>
    <dc:date>2013-06-17T01:29:01</dc:date>
    <dc:creator>Mariano </dc:creator>
    <meta:editing-duration>PT12M56S</meta:editing-duration>
    <meta:editing-cycles>18</meta:editing-cycles>
    <meta:document-statistic meta:table-count="3" meta:cell-count="105" meta:object-count="0"/>
  </office:meta>
</office:document-meta>
</file>